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ecb6d" officeooo:paragraph-rsid="000ecb6d"/>
    </style:style>
    <style:style style:name="P2" style:family="paragraph" style:parent-style-name="Standard">
      <style:text-properties officeooo:rsid="00109225" officeooo:paragraph-rsid="00109225"/>
    </style:style>
    <style:style style:name="P3" style:family="paragraph" style:parent-style-name="Standard">
      <style:text-properties officeooo:rsid="0011044d" officeooo:paragraph-rsid="0011044d"/>
    </style:style>
    <style:style style:name="P4" style:family="paragraph" style:parent-style-name="Standard">
      <style:text-properties officeooo:rsid="00129aa2" officeooo:paragraph-rsid="00129aa2"/>
    </style:style>
    <style:style style:name="P5" style:family="paragraph" style:parent-style-name="Standard">
      <style:text-properties officeooo:rsid="0013479c" officeooo:paragraph-rsid="0013479c"/>
    </style:style>
    <style:style style:name="P6" style:family="paragraph" style:parent-style-name="Standard">
      <style:text-properties officeooo:rsid="0013ca8c" officeooo:paragraph-rsid="0013ca8c"/>
    </style:style>
    <style:style style:name="P7" style:family="paragraph" style:parent-style-name="Standard">
      <style:paragraph-properties fo:break-before="page"/>
      <style:text-properties officeooo:rsid="00129aa2" officeooo:paragraph-rsid="00129aa2"/>
    </style:style>
    <style:style style:name="P8" style:family="paragraph" style:parent-style-name="Standard">
      <style:text-properties officeooo:rsid="00129aa2" officeooo:paragraph-rsid="00129aa2"/>
    </style:style>
    <style:style style:name="P9" style:family="paragraph" style:parent-style-name="Standard">
      <style:text-properties officeooo:rsid="00129aa2" officeooo:paragraph-rsid="00163f2c"/>
    </style:style>
    <style:style style:name="P10" style:family="paragraph" style:parent-style-name="Standard">
      <style:text-properties officeooo:rsid="00129aa2" officeooo:paragraph-rsid="00179a97"/>
    </style:style>
    <style:style style:name="P11" style:family="paragraph" style:parent-style-name="Standard">
      <style:text-properties officeooo:rsid="00129aa2" officeooo:paragraph-rsid="0017a245"/>
    </style:style>
    <style:style style:name="P12" style:family="paragraph" style:parent-style-name="Standard">
      <style:text-properties officeooo:rsid="00129aa2" officeooo:paragraph-rsid="00189ff5"/>
    </style:style>
    <style:style style:name="P13" style:family="paragraph" style:parent-style-name="Standard">
      <style:text-properties officeooo:rsid="0014b2b8" officeooo:paragraph-rsid="0014b2b8"/>
    </style:style>
    <style:style style:name="P14" style:family="paragraph" style:parent-style-name="Standard">
      <style:text-properties officeooo:rsid="00163f2c" officeooo:paragraph-rsid="00163f2c"/>
    </style:style>
    <style:style style:name="P15" style:family="paragraph" style:parent-style-name="Standard">
      <style:text-properties officeooo:rsid="0013ca8c" officeooo:paragraph-rsid="0013ca8c"/>
    </style:style>
    <style:style style:name="P16" style:family="paragraph" style:parent-style-name="Standard">
      <style:text-properties officeooo:rsid="0017a245" officeooo:paragraph-rsid="0017a245"/>
    </style:style>
    <style:style style:name="T1" style:family="text">
      <style:text-properties officeooo:rsid="0011044d"/>
    </style:style>
    <style:style style:name="T2" style:family="text">
      <style:text-properties officeooo:rsid="00129aa2"/>
    </style:style>
    <style:style style:name="T3" style:family="text">
      <style:text-properties officeooo:rsid="0013479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htävä 1.</text:p>
      <text:p text:style-name="P1"/>
      <text:p text:style-name="P1">Transistorit</text:p>
      <text:p text:style-name="P1"/>
      <text:p text:style-name="P1">a) BJT-transistorin </text:p>
      <text:p text:style-name="P1"/>
      <text:p text:style-name="P1"><draw:frame draw:style-name="fr1" draw:name="Objekti1" text:anchor-type="as-char" svg:y="-0.392cm" svg:width="13.37cm" svg:height="0.56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kti5" text:anchor-type="as-char" svg:y="-0.392cm" svg:width="7.468cm" svg:height="0.506cm" draw:z-index="4"><draw:object xlink:href="./Object 5" xlink:type="simple" xlink:show="embed" xlink:actuate="onLoad"/><draw:image xlink:href="./ObjectReplacements/Object 5" xlink:type="simple" xlink:show="embed" xlink:actuate="onLoad"/><svg:desc>kaava</svg:desc></draw:frame></text:p>
      <text:p text:style-name="P1"/>
      <text:p text:style-name="P1">b) <draw:frame draw:style-name="fr1" draw:name="Objekti2" text:anchor-type="as-char" svg:y="-0.392cm" svg:width="3.083cm" svg:height="0.57cm" draw:z-index="1"><draw:object xlink:href="./Object 2" xlink:type="simple" xlink:show="embed" xlink:actuate="onLoad"/><draw:image xlink:href="./ObjectReplacements/Object 2" xlink:type="simple" xlink:show="embed" xlink:actuate="onLoad"/><svg:desc>kaava</svg:desc></draw:frame></text:p>
      <text:p text:style-name="P1"/>
      <text:p text:style-name="P1"><draw:frame draw:style-name="fr1" draw:name="Objekti3" text:anchor-type="as-char" svg:y="-0.392cm" svg:width="3.397cm" svg:height="0.57cm" draw:z-index="2"><draw:object xlink:href="./Object 3" xlink:type="simple" xlink:show="embed" xlink:actuate="onLoad"/><draw:image xlink:href="./ObjectReplacements/Object 3" xlink:type="simple" xlink:show="embed" xlink:actuate="onLoad"/><svg:desc>kaava</svg:desc></draw:frame></text:p>
      <text:p text:style-name="P1"/>
      <text:p text:style-name="P1"><draw:frame draw:style-name="fr1" draw:name="Objekti4" text:anchor-type="as-char" svg:y="-0.392cm" svg:width="2.889cm" svg:height="0.57cm" draw:z-index="3"><draw:object xlink:href="./Object 4" xlink:type="simple" xlink:show="embed" xlink:actuate="onLoad"/><draw:image xlink:href="./ObjectReplacements/Object 4" xlink:type="simple" xlink:show="embed" xlink:actuate="onLoad"/><svg:desc>kaava</svg:desc></draw:frame></text:p>
      <text:p text:style-name="P1"/>
      <text:p text:style-name="P2">c) <text:s text:c="2"/><text:span text:style-name="T1">Cutoff-alue tarkoittaa ohjausvirran tasoa, jolla transistori toimii eristeenä</text:span></text:p>
      <text:p text:style-name="P2"/>
      <text:p text:style-name="P3">Saturaatioalue tarkoittaa ohjausvirran tasoa, jolloin transistorin läpi päästämä teho on suurimmillaan</text:p>
      <text:p text:style-name="P3"/>
      <text:p text:style-name="P3">Lineaarinen toiminta-alue tarkoittaa aluetta, jolla transistorin läpi päästämä teho on jotakin cutoff- ja saturaatioalueiden välillä</text:p>
      <text:p text:style-name="P3"/>
      <text:p text:style-name="P3"/>
      <text:p text:style-name="P7">Tehtävä 3.</text:p>
      <text:p text:style-name="P4"/>
      <text:p text:style-name="P13">a) </text:p>
      <text:p text:style-name="P13"/>
      <text:p text:style-name="P14">BC547:</text:p>
      <text:p text:style-name="P14"/>
      <text:p text:style-name="P9"><draw:frame draw:style-name="fr1" draw:name="Objekti17" text:anchor-type="as-char" svg:y="-0.392cm" svg:width="2.535cm" svg:height="0.57cm" draw:z-index="16"><draw:object xlink:href="./Object 17" xlink:type="simple" xlink:show="embed" xlink:actuate="onLoad"/><draw:image xlink:href="./ObjectReplacements/Object 17" xlink:type="simple" xlink:show="embed" xlink:actuate="onLoad"/><svg:desc>kaava</svg:desc></draw:frame></text:p>
      <text:p text:style-name="P9"/>
      <text:p text:style-name="P9"><draw:frame draw:style-name="fr1" draw:name="Objekti18" text:anchor-type="as-char" svg:y="-0.392cm" svg:width="2.536cm" svg:height="0.57cm" draw:z-index="17"><draw:object xlink:href="./Object 18" xlink:type="simple" xlink:show="embed" xlink:actuate="onLoad"/><draw:image xlink:href="./ObjectReplacements/Object 18" xlink:type="simple" xlink:show="embed" xlink:actuate="onLoad"/><svg:desc>kaava</svg:desc></draw:frame></text:p>
      <text:p text:style-name="P9"/>
      <text:p text:style-name="P9"><draw:frame draw:style-name="fr1" draw:name="Objekti19" text:anchor-type="as-char" svg:y="-0.392cm" svg:width="2.32cm" svg:height="0.57cm" draw:z-index="18"><draw:object xlink:href="./Object 19" xlink:type="simple" xlink:show="embed" xlink:actuate="onLoad"/><draw:image xlink:href="./ObjectReplacements/Object 19" xlink:type="simple" xlink:show="embed" xlink:actuate="onLoad"/><svg:desc>kaava</svg:desc></draw:frame></text:p>
      <text:p text:style-name="P9"/>
      <text:p text:style-name="P9"><draw:frame draw:style-name="fr1" draw:name="Objekti20" text:anchor-type="as-char" svg:y="-0.392cm" svg:width="1.572cm" svg:height="0.57cm" draw:z-index="19"><draw:object xlink:href="./Object 20" xlink:type="simple" xlink:show="embed" xlink:actuate="onLoad"/><draw:image xlink:href="./ObjectReplacements/Object 20" xlink:type="simple" xlink:show="embed" xlink:actuate="onLoad"/><svg:desc>kaava</svg:desc></draw:frame></text:p>
      <text:p text:style-name="P9"/>
      <text:p text:style-name="P16">BC557:</text:p>
      <text:p text:style-name="P16"/>
      <text:p text:style-name="P12"><draw:frame draw:style-name="fr1" draw:name="Objekti25" text:anchor-type="as-char" svg:y="-0.392cm" svg:width="2.842cm" svg:height="0.57cm" draw:z-index="24"><draw:object xlink:href="./Object 25" xlink:type="simple" xlink:show="embed" xlink:actuate="onLoad"/><draw:image xlink:href="./ObjectReplacements/Object 25" xlink:type="simple" xlink:show="embed" xlink:actuate="onLoad"/><svg:desc>kaava</svg:desc></draw:frame></text:p>
      <text:p text:style-name="P12"/>
      <text:p text:style-name="P12"><draw:frame draw:style-name="fr1" draw:name="Objekti26" text:anchor-type="as-char" svg:y="-0.392cm" svg:width="2.845cm" svg:height="0.57cm" draw:z-index="25"><draw:object xlink:href="./Object 26" xlink:type="simple" xlink:show="embed" xlink:actuate="onLoad"/><draw:image xlink:href="./ObjectReplacements/Object 26" xlink:type="simple" xlink:show="embed" xlink:actuate="onLoad"/><svg:desc>kaava</svg:desc></draw:frame></text:p>
      <text:p text:style-name="P12"/>
      <text:p text:style-name="P12"><draw:frame draw:style-name="fr1" draw:name="Objekti27" text:anchor-type="as-char" svg:y="-0.392cm" svg:width="2.949cm" svg:height="0.57cm" draw:z-index="26"><draw:object xlink:href="./Object 27" xlink:type="simple" xlink:show="embed" xlink:actuate="onLoad"/><draw:image xlink:href="./ObjectReplacements/Object 27" xlink:type="simple" xlink:show="embed" xlink:actuate="onLoad"/><svg:desc>kaava</svg:desc></draw:frame></text:p>
      <text:p text:style-name="P12"/>
      <text:p text:style-name="P12"><draw:frame draw:style-name="fr1" draw:name="Objekti28" text:anchor-type="as-char" svg:y="-0.392cm" svg:width="2.775cm" svg:height="0.57cm" draw:z-index="27"><draw:object xlink:href="./Object 28" xlink:type="simple" xlink:show="embed" xlink:actuate="onLoad"/><draw:image xlink:href="./ObjectReplacements/Object 28" xlink:type="simple" xlink:show="embed" xlink:actuate="onLoad"/><svg:desc>kaava</svg:desc></draw:frame></text:p>
      <text:p text:style-name="P12"/>
      <text:p text:style-name="P9"/>
      <text:p text:style-name="P9"/>
      <text:p text:style-name="P4"/>
      <text:p text:style-name="P6">b)</text:p>
      <text:p text:style-name="P6"/>
      <text:p text:style-name="P10"><draw:frame draw:style-name="fr1" draw:name="Objekti21" text:anchor-type="as-char" svg:y="-0.392cm" svg:width="5.316cm" svg:height="0.57cm" draw:z-index="20"><draw:object xlink:href="./Object 21" xlink:type="simple" xlink:show="embed" xlink:actuate="onLoad"/><draw:image xlink:href="./ObjectReplacements/Object 21" xlink:type="simple" xlink:show="embed" xlink:actuate="onLoad"/><svg:desc>kaava</svg:desc></draw:frame></text:p>
      <text:p text:style-name="P10"/>
      <text:p text:style-name="P10"><draw:frame draw:style-name="fr1" draw:name="Objekti22" text:anchor-type="as-char" svg:y="-0.392cm" svg:width="5.316cm" svg:height="0.57cm" draw:z-index="21"><draw:object xlink:href="./Object 22" xlink:type="simple" xlink:show="embed" xlink:actuate="onLoad"/><draw:image xlink:href="./ObjectReplacements/Object 22" xlink:type="simple" xlink:show="embed" xlink:actuate="onLoad"/><svg:desc>kaava</svg:desc></draw:frame></text:p>
      <text:p text:style-name="P10"/>
      <text:p text:style-name="P10"><draw:frame draw:style-name="fr1" draw:name="Objekti23" text:anchor-type="as-char" svg:y="-0.392cm" svg:width="7.803cm" svg:height="0.57cm" draw:z-index="22"><draw:object xlink:href="./Object 23" xlink:type="simple" xlink:show="embed" xlink:actuate="onLoad"/><draw:image xlink:href="./ObjectReplacements/Object 23" xlink:type="simple" xlink:show="embed" xlink:actuate="onLoad"/><svg:desc>kaava</svg:desc></draw:frame></text:p>
      <text:p text:style-name="P10"/>
      <text:p text:style-name="P11"><draw:frame draw:style-name="fr1" draw:name="Objekti24" text:anchor-type="as-char" svg:y="-0.392cm" svg:width="12.525cm" svg:height="0.57cm" draw:z-index="23"><draw:object xlink:href="./Object 24" xlink:type="simple" xlink:show="embed" xlink:actuate="onLoad"/><draw:image xlink:href="./ObjectReplacements/Object 24" xlink:type="simple" xlink:show="embed" xlink:actuate="onLoad"/><svg:desc>kaava</svg:desc></draw:frame></text:p>
      <text:p text:style-name="P6"/>
      <text:p text:style-name="P4"/>
      <text:p text:style-name="P4">c)</text:p>
      <text:p text:style-name="P4"/>
      <text:p text:style-name="P4">A: <draw:frame draw:style-name="fr1" draw:name="Objekti10" text:anchor-type="as-char" svg:y="-0.392cm" svg:width="2.782cm" svg:height="0.568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4"/>
      <text:p text:style-name="P4">B: <draw:frame draw:style-name="fr1" draw:name="Objekti11" text:anchor-type="as-char" svg:y="-0.392cm" svg:width="2.799cm" svg:height="0.57cm" draw:z-index="10"><draw:object xlink:href="./Object 11" xlink:type="simple" xlink:show="embed" xlink:actuate="onLoad"/><draw:image xlink:href="./ObjectReplacements/Object 11" xlink:type="simple" xlink:show="embed" xlink:actuate="onLoad"/><svg:desc>kaava</svg:desc></draw:frame></text:p>
      <text:p text:style-name="P4"/>
      <text:p text:style-name="P4"><text:span text:style-name="T3">C</text:span>: <draw:frame draw:style-name="fr1" draw:name="Objekti12" text:anchor-type="as-char" svg:y="-0.392cm" svg:width="2.79cm" svg:height="0.57cm" draw:z-index="11"><draw:object xlink:href="./Object 12" xlink:type="simple" xlink:show="embed" xlink:actuate="onLoad"/><draw:image xlink:href="./ObjectReplacements/Object 12" xlink:type="simple" xlink:show="embed" xlink:actuate="onLoad"/><svg:desc>kaava</svg:desc></draw:frame></text:p>
      <text:p text:style-name="P4"><text:soft-page-break/></text:p>
      <text:p text:style-name="P5">546:n <text:span text:style-name="T2"><draw:frame draw:style-name="fr1" draw:name="Objekti13" text:anchor-type="as-char" svg:y="-0.392cm" svg:width="2.166cm" svg:height="0.57cm" draw:z-index="12"><draw:object xlink:href="./Object 13" xlink:type="simple" xlink:show="embed" xlink:actuate="onLoad"/><draw:image xlink:href="./ObjectReplacements/Object 13" xlink:type="simple" xlink:show="embed" xlink:actuate="onLoad"/><svg:desc>kaava</svg:desc></draw:frame></text:span></text:p>
      <text:p text:style-name="P5"/>
      <text:p text:style-name="P5">547:n <text:span text:style-name="T2"><draw:frame draw:style-name="fr1" draw:name="Objekti14" text:anchor-type="as-char" svg:y="-0.392cm" svg:width="2.175cm" svg:height="0.57cm" draw:z-index="13"><draw:object xlink:href="./Object 14" xlink:type="simple" xlink:show="embed" xlink:actuate="onLoad"/><draw:image xlink:href="./ObjectReplacements/Object 14" xlink:type="simple" xlink:show="embed" xlink:actuate="onLoad"/><svg:desc>kaava</svg:desc></draw:frame></text:span></text:p>
      <text:p text:style-name="P5"/>
      <text:p text:style-name="P5">546:n <text:span text:style-name="T2"><draw:frame draw:style-name="fr1" draw:name="Objekti16" text:anchor-type="as-char" svg:y="-0.392cm" svg:width="2.171cm" svg:height="0.57cm" draw:z-index="14"><draw:object xlink:href="./Object 16" xlink:type="simple" xlink:show="embed" xlink:actuate="onLoad"/><draw:image xlink:href="./ObjectReplacements/Object 16" xlink:type="simple" xlink:show="embed" xlink:actuate="onLoad"/><svg:desc>kaava</svg:desc></draw:frame></text:span></text:p>
      <text:p text:style-name="P5"/>
      <text:p text:style-name="P5">547:n <text:span text:style-name="T2"><draw:frame draw:style-name="fr1" draw:name="Objekti15" text:anchor-type="as-char" svg:y="-0.392cm" svg:width="2.178cm" svg:height="0.57cm" draw:z-index="15"><draw:object xlink:href="./Object 15" xlink:type="simple" xlink:show="embed" xlink:actuate="onLoad"/><draw:image xlink:href="./ObjectReplacements/Object 15" xlink:type="simple" xlink:show="embed" xlink:actuate="onLoad"/><svg:desc>kaava</svg:desc></draw:frame></text:span></text:p>
      <text:p text:style-name="P7">Tehtävä 4.</text:p>
      <text:p text:style-name="P4"/>
      <text:p text:style-name="P4"><draw:frame draw:style-name="fr1" draw:name="Objekti6" text:anchor-type="as-char" svg:y="-0.392cm" svg:width="1.388cm" svg:height="0.50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/>
      <text:p text:style-name="P4"><draw:frame draw:style-name="fr1" draw:name="Objekti7" text:anchor-type="as-char" svg:y="-0.392cm" svg:width="1.274cm" svg:height="0.57cm" draw:z-index="6"><draw:object xlink:href="./Object 7" xlink:type="simple" xlink:show="embed" xlink:actuate="onLoad"/><draw:image xlink:href="./ObjectReplacements/Object 7" xlink:type="simple" xlink:show="embed" xlink:actuate="onLoad"/><svg:desc>kaava</svg:desc></draw:frame></text:p>
      <text:p text:style-name="P4"/>
      <text:p text:style-name="P4"><draw:frame draw:style-name="fr1" draw:name="Objekti8" text:anchor-type="as-char" svg:y="-0.392cm" svg:width="1.265cm" svg:height="0.57cm" draw:z-index="7"><draw:object xlink:href="./Object 8" xlink:type="simple" xlink:show="embed" xlink:actuate="onLoad"/><draw:image xlink:href="./ObjectReplacements/Object 8" xlink:type="simple" xlink:show="embed" xlink:actuate="onLoad"/><svg:desc>kaava</svg:desc></draw:frame></text:p>
      <text:p text:style-name="P4"/>
      <text:p text:style-name="P4"><draw:frame draw:style-name="fr1" draw:name="Objekti9" text:anchor-type="as-char" svg:y="-0.392cm" svg:width="1.275cm" svg:height="0.57cm" draw:z-index="8"><draw:object xlink:href="./Object 9" xlink:type="simple" xlink:show="embed" xlink:actuate="onLoad"/><draw:image xlink:href="./ObjectReplacements/Object 9" xlink:type="simple" xlink:show="embed" xlink:actuate="onLoad"/><svg:desc>kaava</svg:desc></draw:frame></text:p>
      <text:p text:style-name="P4"/>
      <text:p text:style-name="P4">NPN-transistori BC547B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36:42.607729559</meta:creation-date>
    <meta:generator>LibreOffice/4.2.2.1$Linux_X86_64 LibreOffice_project/420m0$Build-1</meta:generator>
    <dc:date>2014-04-08T19:41:51.008580150</dc:date>
    <meta:editing-duration>PT22M57S</meta:editing-duration>
    <meta:editing-cycles>4</meta:editing-cycles>
    <meta:document-statistic meta:table-count="0" meta:image-count="0" meta:object-count="28" meta:page-count="4" meta:paragraph-count="42" meta:word-count="63" meta:character-count="455" meta:non-whitespace-character-count="455"/>
  </office:meta>
</office:document-meta>
</file>

<file path=Object 1/content.xml><?xml version="1.0" encoding="utf-8"?>
<math xmlns="http://www.w3.org/1998/Math/MathML" display="block">
  <semantics>
    <mrow>
      <mrow>
        <mi mathvariant="normal">β</mi>
        <mo stretchy="false">=</mo>
        <msub>
          <mi>h</mi>
          <mi mathvariant="italic">FE</mi>
        </msub>
        <mo stretchy="false">=</mo>
        <mi mathvariant="italic">common</mi>
      </mrow>
      <mi mathvariant="italic">emitter</mi>
      <mi mathvariant="italic">current</mi>
      <mrow>
        <mi mathvariant="italic">gain</mi>
        <mo stretchy="false">=</mo>
        <mi mathvariant="italic">kollektorivirta</mi>
      </mrow>
      <mi mathvariant="italic">jaettuna</mi>
      <mi mathvariant="italic">ohjausvirralla</mi>
    </mrow>
    <annotation encoding="StarMath 5.0">%beta = h_FE = common emitter current gain = kollektorivirta jaettuna ohjausvirralla</annotation>
  </semantics>
</math>
</file>

<file path=Object 10/content.xml><?xml version="1.0" encoding="utf-8"?>
<math xmlns="http://www.w3.org/1998/Math/MathML" display="block">
  <semantics>
    <mrow>
      <msub>
        <mi>h</mi>
        <mi mathvariant="italic">FE</mi>
      </msub>
      <mo stretchy="false">=</mo>
      <mrow>
        <mn>110</mn>
        <mo stretchy="false">−</mo>
        <mn>220</mn>
      </mrow>
    </mrow>
    <annotation encoding="StarMath 5.0">h_FE = 110 - 220</annotation>
  </semantics>
</math>
</file>

<file path=Object 11/content.xml><?xml version="1.0" encoding="utf-8"?>
<math xmlns="http://www.w3.org/1998/Math/MathML" display="block">
  <semantics>
    <mrow>
      <msub>
        <mi>h</mi>
        <mi mathvariant="italic">FE</mi>
      </msub>
      <mo stretchy="false">=</mo>
      <mrow>
        <mn>200</mn>
        <mo stretchy="false">−</mo>
        <mn>450</mn>
      </mrow>
    </mrow>
    <annotation encoding="StarMath 5.0">h_FE = 200 - 450</annotation>
  </semantics>
</math>
</file>

<file path=Object 12/content.xml><?xml version="1.0" encoding="utf-8"?>
<math xmlns="http://www.w3.org/1998/Math/MathML" display="block">
  <semantics>
    <mrow>
      <msub>
        <mi>h</mi>
        <mi mathvariant="italic">FE</mi>
      </msub>
      <mo stretchy="false">=</mo>
      <mrow>
        <mn>420</mn>
        <mo stretchy="false">−</mo>
        <mn>800</mn>
      </mrow>
    </mrow>
    <annotation encoding="StarMath 5.0">h_FE = 420 - 800</annotation>
  </semantics>
</math>
</file>

<file path=Object 13/content.xml><?xml version="1.0" encoding="utf-8"?>
<math xmlns="http://www.w3.org/1998/Math/MathML" display="block">
  <semantics>
    <mrow>
      <mrow>
        <msub>
          <mi>V</mi>
          <mi mathvariant="italic">CEO</mi>
        </msub>
        <mo stretchy="false">=</mo>
        <mn>65</mn>
      </mrow>
      <mi>V</mi>
    </mrow>
    <annotation encoding="StarMath 5.0">V_CEO = 65V</annotation>
  </semantics>
</math>
</file>

<file path=Object 14/content.xml><?xml version="1.0" encoding="utf-8"?>
<math xmlns="http://www.w3.org/1998/Math/MathML" display="block">
  <semantics>
    <mrow>
      <mrow>
        <msub>
          <mi>V</mi>
          <mi mathvariant="italic">CEO</mi>
        </msub>
        <mo stretchy="false">=</mo>
        <mn>45</mn>
      </mrow>
      <mi>V</mi>
    </mrow>
    <annotation encoding="StarMath 5.0">V_CEO = 45V</annotation>
  </semantics>
</math>
</file>

<file path=Object 15/content.xml><?xml version="1.0" encoding="utf-8"?>
<math xmlns="http://www.w3.org/1998/Math/MathML" display="block">
  <semantics>
    <mrow>
      <mrow>
        <msub>
          <mi>V</mi>
          <mi mathvariant="italic">CBO</mi>
        </msub>
        <mo stretchy="false">=</mo>
        <mn>50</mn>
      </mrow>
      <mi>V</mi>
    </mrow>
    <annotation encoding="StarMath 5.0">V_CBO = 50V</annotation>
  </semantics>
</math>
</file>

<file path=Object 16/content.xml><?xml version="1.0" encoding="utf-8"?>
<math xmlns="http://www.w3.org/1998/Math/MathML" display="block">
  <semantics>
    <mrow>
      <mrow>
        <msub>
          <mi>V</mi>
          <mi mathvariant="italic">CBO</mi>
        </msub>
        <mo stretchy="false">=</mo>
        <mn>80</mn>
      </mrow>
      <mi>V</mi>
    </mrow>
    <annotation encoding="StarMath 5.0">V_CBO = 80V</annotation>
  </semantics>
</math>
</file>

<file path=Object 17/content.xml><?xml version="1.0" encoding="utf-8"?>
<math xmlns="http://www.w3.org/1998/Math/MathML" display="block">
  <semantics>
    <mrow>
      <mrow>
        <msub>
          <mi>V</mi>
          <mi mathvariant="italic">CEO</mi>
        </msub>
        <mo stretchy="false">=</mo>
        <mn>45</mn>
      </mrow>
      <mi mathvariant="italic">Vdc</mi>
    </mrow>
    <annotation encoding="StarMath 5.0">V_CEO = 45Vdc</annotation>
  </semantics>
</math>
</file>

<file path=Object 18/content.xml><?xml version="1.0" encoding="utf-8"?>
<math xmlns="http://www.w3.org/1998/Math/MathML" display="block">
  <semantics>
    <mrow>
      <mrow>
        <msub>
          <mi>V</mi>
          <mi mathvariant="italic">CBO</mi>
        </msub>
        <mo stretchy="false">=</mo>
        <mn>50</mn>
      </mrow>
      <mi mathvariant="italic">Vdc</mi>
    </mrow>
    <annotation encoding="StarMath 5.0">V_CBO = 50Vdc</annotation>
  </semantics>
</math>
</file>

<file path=Object 19/content.xml><?xml version="1.0" encoding="utf-8"?>
<math xmlns="http://www.w3.org/1998/Math/MathML" display="block">
  <semantics>
    <mrow>
      <mrow>
        <msub>
          <mi>V</mi>
          <mi mathvariant="italic">EBO</mi>
        </msub>
        <mo stretchy="false">=</mo>
        <mn>6</mn>
      </mrow>
      <mi mathvariant="italic">Vdc</mi>
    </mrow>
    <annotation encoding="StarMath 5.0">V_EBO = 6Vdc</annotation>
  </semantics>
</math>
</file>

<file path=Object 2/content.xml><?xml version="1.0" encoding="utf-8"?>
<math xmlns="http://www.w3.org/1998/Math/MathML" display="block">
  <semantics>
    <mrow>
      <msub>
        <mi>I</mi>
        <mi>E</mi>
      </msub>
      <mo stretchy="false">=</mo>
      <mi mathvariant="italic">emitterivirta</mi>
    </mrow>
    <annotation encoding="StarMath 5.0">I_E = emitterivirta</annotation>
  </semantics>
</math>
</file>

<file path=Object 20/content.xml><?xml version="1.0" encoding="utf-8"?>
<math xmlns="http://www.w3.org/1998/Math/MathML" display="block">
  <semantics>
    <mrow>
      <msub>
        <mi>h</mi>
        <mi mathvariant="italic">FE</mi>
      </msub>
      <mo stretchy="false">=</mo>
      <mn>90</mn>
    </mrow>
    <annotation encoding="StarMath 5.0">h_FE = 90</annotation>
  </semantics>
</math>
</file>

<file path=Object 21/content.xml><?xml version="1.0" encoding="utf-8"?>
<math xmlns="http://www.w3.org/1998/Math/MathML" display="block">
  <semantics>
    <mrow>
      <msub>
        <mi>V</mi>
        <mi mathvariant="italic">CEO</mi>
      </msub>
      <mi mathvariant="italic">pienenee</mi>
      <mi mathvariant="italic">BC</mi>
      <mn>548</mn>
      <mi mathvariant="normal">:</mi>
      <mi>a</mi>
      <mi mathvariant="italic">kohti</mi>
    </mrow>
    <annotation encoding="StarMath 5.0">V_CEO pienenee BC548:a kohti</annotation>
  </semantics>
</math>
</file>

<file path=Object 22/content.xml><?xml version="1.0" encoding="utf-8"?>
<math xmlns="http://www.w3.org/1998/Math/MathML" display="block">
  <semantics>
    <mrow>
      <msub>
        <mi>V</mi>
        <mi mathvariant="italic">CBO</mi>
      </msub>
      <mi mathvariant="italic">pienenee</mi>
      <mi mathvariant="italic">BC</mi>
      <mn>548</mn>
      <mi mathvariant="normal">:</mi>
      <mi>a</mi>
      <mi mathvariant="italic">kohti</mi>
    </mrow>
    <annotation encoding="StarMath 5.0">V_CBO pienenee BC548:a kohti</annotation>
  </semantics>
</math>
</file>

<file path=Object 23/content.xml><?xml version="1.0" encoding="utf-8"?>
<math xmlns="http://www.w3.org/1998/Math/MathML" display="block">
  <semantics>
    <mrow>
      <mrow>
        <msub>
          <mi>h</mi>
          <mi mathvariant="italic">FE</mi>
        </msub>
        <mo stretchy="false">=</mo>
        <mn>450</mn>
      </mrow>
      <mi mathvariant="italic">BC</mi>
      <mn>546</mn>
      <mi mathvariant="normal">:</mi>
      <mi mathvariant="italic">lla</mi>
      <mi>,</mi>
      <mn>547</mn>
      <mi mathvariant="normal">:</mi>
      <mi mathvariant="italic">lla</mi>
      <mi mathvariant="italic">ja</mi>
      <mn>548</mn>
      <mi mathvariant="normal">:</mi>
      <mi mathvariant="italic">lla</mi>
      <mn>800</mn>
    </mrow>
    <annotation encoding="StarMath 5.0">h_FE = 450 BC546:lla, 547:lla ja 548:lla 800</annotation>
  </semantics>
</math>
</file>

<file path=Object 24/content.xml><?xml version="1.0" encoding="utf-8"?>
<math xmlns="http://www.w3.org/1998/Math/MathML" display="block">
  <semantics>
    <mrow>
      <mrow>
        <mi mathvariant="italic">Small</mi>
        <mo stretchy="false">−</mo>
        <mi mathvariant="italic">Singal</mi>
      </mrow>
      <mi mathvariant="italic">Current</mi>
      <mi mathvariant="italic">Gain</mi>
      <mrow>
        <msub>
          <mi>h</mi>
          <mi mathvariant="italic">fe</mi>
        </msub>
        <mo stretchy="false">=</mo>
        <mn>500</mn>
      </mrow>
      <mi mathvariant="italic">BC</mi>
      <mn>546</mn>
      <mi mathvariant="normal">:</mi>
      <mi mathvariant="italic">lla</mi>
      <mi>,</mi>
      <mn>547</mn>
      <mi mathvariant="normal">:</mi>
      <mi mathvariant="italic">lla</mi>
      <mi mathvariant="italic">ja</mi>
      <mn>548</mn>
      <mi mathvariant="normal">:</mi>
      <mi mathvariant="italic">lla</mi>
      <mn>900</mn>
    </mrow>
    <annotation encoding="StarMath 5.0">Small-Singal Current Gain  h_fe = 500 BC546:lla, 547:lla ja 548:lla 900</annotation>
  </semantics>
</math>
</file>

<file path=Object 25/content.xml><?xml version="1.0" encoding="utf-8"?>
<math xmlns="http://www.w3.org/1998/Math/MathML" display="block">
  <semantics>
    <mrow>
      <mrow>
        <msub>
          <mi>V</mi>
          <mi mathvariant="italic">CEO</mi>
        </msub>
        <mo stretchy="false">=</mo>
        <mrow>
          <mo stretchy="false">−</mo>
          <mn>45</mn>
        </mrow>
      </mrow>
      <mi mathvariant="italic">Vdc</mi>
    </mrow>
    <annotation encoding="StarMath 5.0">V_CEO = -45Vdc</annotation>
  </semantics>
</math>
</file>

<file path=Object 26/content.xml><?xml version="1.0" encoding="utf-8"?>
<math xmlns="http://www.w3.org/1998/Math/MathML" display="block">
  <semantics>
    <mrow>
      <mrow>
        <msub>
          <mi>V</mi>
          <mi mathvariant="italic">CBO</mi>
        </msub>
        <mo stretchy="false">=</mo>
        <mrow>
          <mo stretchy="false">−</mo>
          <mn>50</mn>
        </mrow>
      </mrow>
      <mi mathvariant="italic">Vdc</mi>
    </mrow>
    <annotation encoding="StarMath 5.0">V_CBO = -50Vdc</annotation>
  </semantics>
</math>
</file>

<file path=Object 27/content.xml><?xml version="1.0" encoding="utf-8"?>
<math xmlns="http://www.w3.org/1998/Math/MathML" display="block">
  <semantics>
    <mrow>
      <mrow>
        <msub>
          <mi>V</mi>
          <mi mathvariant="italic">EBO</mi>
        </msub>
        <mo stretchy="false">=</mo>
        <mrow>
          <mo stretchy="false">−</mo>
          <mn>5.0</mn>
        </mrow>
      </mrow>
      <mi mathvariant="italic">Vdc</mi>
    </mrow>
    <annotation encoding="StarMath 5.0">V_EBO = -5.0Vdc</annotation>
  </semantics>
</math>
</file>

<file path=Object 28/content.xml><?xml version="1.0" encoding="utf-8"?>
<math xmlns="http://www.w3.org/1998/Math/MathML" display="block">
  <semantics>
    <mrow>
      <msub>
        <mi>h</mi>
        <mi mathvariant="italic">FE</mi>
      </msub>
      <mo stretchy="false">=</mo>
      <mrow>
        <mn>120</mn>
        <mo stretchy="false">−</mo>
        <mn>800</mn>
      </mrow>
    </mrow>
    <annotation encoding="StarMath 5.0">h_FE = 120-800</annotation>
  </semantics>
</math>
</file>

<file path=Object 3/content.xml><?xml version="1.0" encoding="utf-8"?>
<math xmlns="http://www.w3.org/1998/Math/MathML" display="block">
  <semantics>
    <mrow>
      <msub>
        <mi>I</mi>
        <mi>C</mi>
      </msub>
      <mo stretchy="false">=</mo>
      <mi mathvariant="italic">kollektorivirta</mi>
    </mrow>
    <annotation encoding="StarMath 5.0">I_C = kollektorivirta</annotation>
  </semantics>
</math>
</file>

<file path=Object 4/content.xml><?xml version="1.0" encoding="utf-8"?>
<math xmlns="http://www.w3.org/1998/Math/MathML" display="block">
  <semantics>
    <mrow>
      <msub>
        <mi>I</mi>
        <mi>B</mi>
      </msub>
      <mo stretchy="false">=</mo>
      <mi mathvariant="italic">ohjausvirta</mi>
    </mrow>
    <annotation encoding="StarMath 5.0">I_B = ohjausvirta</annotation>
  </semantics>
</math>
</file>

<file path=Object 5/content.xml><?xml version="1.0" encoding="utf-8"?>
<math xmlns="http://www.w3.org/1998/Math/MathML" display="block">
  <semantics>
    <mrow>
      <mrow>
        <mi mathvariant="normal">α</mi>
        <mo stretchy="false">=</mo>
        <mi mathvariant="italic">kollektorivirta</mi>
      </mrow>
      <mi mathvariant="italic">jaettuna</mi>
      <mi mathvariant="italic">emitterivirralla</mi>
    </mrow>
    <annotation encoding="StarMath 5.0">%alpha = kollektorivirta jaettuna emitterivirralla</annotation>
  </semantics>
</math>
</file>

<file path=Object 6/content.xml><?xml version="1.0" encoding="utf-8"?>
<math xmlns="http://www.w3.org/1998/Math/MathML" display="block">
  <semantics>
    <mrow>
      <mi mathvariant="italic">AV</mi>
      <mo stretchy="false">=</mo>
      <mi>?</mi>
    </mrow>
    <annotation encoding="StarMath 5.0">AV = ?</annotation>
  </semantics>
</math>
</file>

<file path=Object 7/content.xml><?xml version="1.0" encoding="utf-8"?>
<math xmlns="http://www.w3.org/1998/Math/MathML" display="block">
  <semantics>
    <mrow>
      <msub>
        <mi>V</mi>
        <mi>E</mi>
      </msub>
      <mo stretchy="false">=</mo>
      <mi>?</mi>
    </mrow>
    <annotation encoding="StarMath 5.0">V_E = ?</annotation>
  </semantics>
</math>
</file>

<file path=Object 8/content.xml><?xml version="1.0" encoding="utf-8"?>
<math xmlns="http://www.w3.org/1998/Math/MathML" display="block">
  <semantics>
    <mrow>
      <msub>
        <mi>V</mi>
        <mi>B</mi>
      </msub>
      <mo stretchy="false">=</mo>
      <mi>?</mi>
    </mrow>
    <annotation encoding="StarMath 5.0">V_B = ?</annotation>
  </semantics>
</math>
</file>

<file path=Object 9/content.xml><?xml version="1.0" encoding="utf-8"?>
<math xmlns="http://www.w3.org/1998/Math/MathML" display="block">
  <semantics>
    <mrow>
      <msub>
        <mi>V</mi>
        <mi>C</mi>
      </msub>
      <mo stretchy="false">=</mo>
      <mi>?</mi>
    </mrow>
    <annotation encoding="StarMath 5.0">V_C = ?</annotation>
  </semantics>
</math>
</file>